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text-outline="true" style:font-name="Arial1" fo:font-size="24pt" fo:font-weight="normal" fo:background-color="transparent" style:font-size-asian="24pt" style:font-weight-asian="normal" style:font-size-complex="24pt" style:font-weight-complex="normal"/>
    </style:style>
    <style:style style:name="P3" style:family="paragraph" style:parent-style-name="Table_20_Contents"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background-color="#111111">
        <style:background-image/>
      </style:paragraph-properties>
      <style:text-properties style:font-name="Arial2" fo:font-weight="normal" style:font-name-asian="Arial2" style:font-weight-asian="normal" style:font-name-complex="Arial2" style:font-weight-complex="normal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 style:list-style-name="L1">
      <style:text-properties style:font-name="Arial"/>
    </style:style>
    <style:style style:name="P7" style:family="paragraph" style:parent-style-name="Standard">
      <style:text-properties style:font-name="Arial" fo:font-weight="normal" style:font-weight-asian="normal" style:font-weight-complex="normal"/>
    </style:style>
    <style:style style:name="P8" style:family="paragraph" style:parent-style-name="Standard" style:list-style-name="L2">
      <style:text-properties style:font-name="Arial" fo:font-weight="normal" style:font-weight-asian="normal" style:font-weight-complex="normal"/>
    </style:style>
    <style:style style:name="P9" style:family="paragraph" style:parent-style-name="Standard" style:list-style-name="L3">
      <style:text-properties style:font-name="Arial"/>
    </style:style>
    <style:style style:name="P10" style:family="paragraph" style:parent-style-name="Standard" style:list-style-name="L4"/>
    <style:style style:name="P11" style:family="paragraph" style:parent-style-name="Standard" style:list-style-name="L5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use-window-font-color="true" style:text-outline="true" fo:font-size="32pt" fo:text-shadow="none" fo:font-weight="normal" fo:background-color="transparent" style:font-size-asian="32pt" style:font-weight-asian="normal" style:font-size-complex="32pt" style:font-weight-complex="normal"/>
    </style:style>
    <style:style style:name="T6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Arial2"/>
    </style:style>
    <style:style style:name="T8" style:family="text">
      <style:text-properties style:font-name="Arial2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PreLAB</text:span><text:tab/> <text:s text:c="3"/><text:span text:style-name="T6">BIOLOGICAL PRINCIPLES I</text:span></text:p>
      <text:p text:style-name="P2">Properties of Water &amp; pH</text:p>
      <text:p text:style-name="P4"/>
      <text:p text:style-name="P1"/>
      <text:p text:style-name="P1">NAME<text:span text:style-name="T3"> Timothy Cayer<text:tab/><text:tab/><text:tab/></text:span><text:span text:style-name="T4"><text:tab/><text:tab/>DATE</text:span><text:span text:style-name="T3"> 9/18/17<text:tab/><text:tab/><text:tab/><text:tab/> <text:s text:c="2"/></text:span>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Read the Introduction and Procedures for the Water and pH lab exercises, and answer the following question. </text:p>
          </table:table-cell>
        </table:table-row>
      </table:table>
      <text:p text:style-name="P1"/>
      <text:list xml:id="list545971273845640977" text:style-name="L1">
        <text:list-item>
          <text:p text:style-name="P6"><text:span text:style-name="T1">Why is water considered a </text:span><text:span text:style-name="T2">polar</text:span><text:span text:style-name="T1"> molecule?</text:span></text:p>
        </text:list-item>
      </text:list>
      <text:p text:style-name="P7"><text:tab/>Water is considered a polar molecule because the oxygen end of the molecule has a slight negative charge, while the hydrogen end of the molecule has a slight positive charge. This means the molecule has unequal electron sharing.</text:p>
      <text:p text:style-name="P7"/>
      <text:list xml:id="list2222671466176966677" text:style-name="L2">
        <text:list-item>
          <text:p text:style-name="P8">How is polarity responsible for the <text:span text:style-name="T2">cohesion</text:span> between water molecules?</text:p>
        </text:list-item>
      </text:list>
      <text:p text:style-name="P7"><text:tab/>Polarity is responsible for the cohesion between water molecules, because the slightly positive pole of a water molecule is attracted to the slightly negative pole of another water molecule.</text:p>
      <text:p text:style-name="P7"/>
      <text:list xml:id="list2066707373603993222" text:style-name="L3">
        <text:list-item>
          <text:p text:style-name="P9"><text:span text:style-name="T1">Suppose you have a container of water at 2</text:span><text:span text:style-name="T1">°C. You slowly add a quantity of water at 4°C with minimal mixing. Which layer of water will end up at the bottom of the container? Explain your reasoning.</text:span></text:p>
        </text:list-item>
      </text:list>
      <text:p text:style-name="P7"><text:tab/>The layer of 4°C wa<text:span text:style-name="T7">ter will end up at the bottom of the container. This is because the density of water is at its greatest at 4°C, meaning the less dense 2°C water will float to the top of the container.</text:span></text:p>
      <text:p text:style-name="P7"><text:span text:style-name="T7"/></text:p>
      <text:list xml:id="list7338225813021310191" text:style-name="L4">
        <text:list-item>
          <text:p text:style-name="P10"><text:span text:style-name="T8">Define pH. How is it related to the chemistry of water?</text:span></text:p>
        </text:list-item>
      </text:list>
      <text:p text:style-name="P7"><text:span text:style-name="T7"><text:tab/>The pH of a solution is a measure of the concentration of hydrogen ions in that solution. If a solution has a pH lower than 7, it is acidic, and when dissolved in water, dissociates to release hydrogen ions. If it has a pH higher than 7, it is basic, and reduces the hydrogen ion concentration.</text:span></text:p>
      <text:p text:style-name="P7"><text:span text:style-name="T7"/></text:p>
      <text:list xml:id="list5366510623143764328" text:style-name="L5">
        <text:list-item>
          <text:p text:style-name="P11"><text:span text:style-name="T8">Why is pH important for living things?</text:span></text:p>
        </text:list-item>
      </text:list>
      <text:p text:style-name="P7"><text:span text:style-name="T7"><text:tab/>The pH of a solution is important for living things because both cell structure and function can be affected by even small changes in pH, maintaining pH within a narrow range is a major component of cellular homeostas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style:font-name="Aria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7-09-13T14:40:31.87</meta:creation-date>
    <dc:date>2017-09-18T16:18:12.99</dc:date>
    <dc:creator>Timothy Cayer</dc:creator>
    <meta:editing-duration>PT2H7M48S</meta:editing-duration>
    <meta:editing-cycles>5</meta:editing-cycles>
    <meta:generator>OpenOffice/4.1.3$Win32 OpenOffice.org_project/413m1$Build-9783</meta:generator>
    <meta:document-statistic meta:table-count="1" meta:image-count="0" meta:object-count="0" meta:page-count="1" meta:paragraph-count="14" meta:word-count="310" meta:character-count="1758"/>
  </office:meta>
</office:document-meta>
</file>